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  <style:font-face style:name="新細明體" svg:font-family="新細明體" style:font-family-generic="swiss"/>
  </office:font-face-decls>
  <office:automatic-styles>
    <style:style style:name="co1" style:family="table-column">
      <style:table-column-properties fo:break-before="auto" style:column-width="0.7346in"/>
    </style:style>
    <style:style style:name="co2" style:family="table-column">
      <style:table-column-properties fo:break-before="auto" style:column-width="8.6283in"/>
    </style:style>
    <style:style style:name="ro1" style:family="table-row">
      <style:table-row-properties style:row-height="0.2189in" fo:break-before="auto" style:use-optimal-row-height="true"/>
    </style:style>
    <style:style style:name="ta1" style:family="table" style:master-page-name="PageStyle_5f_工作表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表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類型</text:p>
          </table:table-cell>
          <table:table-cell office:value-type="string" calcext:value-type="string">
            <text:p>網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一張圖</text:p>
          </table:table-cell>
          <table:table-cell table:style-name="ce1" office:value-type="string" calcext:value-type="string">
            <text:p>https://twitter.com/WholesomeMeme/status/1599561491207933952?s=20&amp;t=Bmt2URhjX4NjBXJ4xk18b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一張圖</text:p>
          </table:table-cell>
          <table:table-cell table:style-name="ce1" office:value-type="string" calcext:value-type="string">
            <text:p>https://twitter.com/introvertsmemes/status/1599553382041079808?s=20&amp;t=Bmt2URhjX4NjBXJ4xk18b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一張圖</text:p>
          </table:table-cell>
          <table:table-cell table:style-name="ce1" office:value-type="string" calcext:value-type="string">
            <text:p>https://twitter.com/NFL_Memes/status/1599541657606983680?s=20&amp;t=Bmt2URhjX4NjBXJ4xk18b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一張圖</text:p>
          </table:table-cell>
          <table:table-cell table:style-name="ce1" office:value-type="string" calcext:value-type="string">
            <text:p>https://twitter.com/introvertsmemes/status/1599599710675034113?s=20&amp;t=Bmt2URhjX4NjBXJ4xk18b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一張圖</text:p>
          </table:table-cell>
          <table:table-cell table:style-name="ce1" office:value-type="string" calcext:value-type="string">
            <text:p>https://twitter.com/dimebagden/status/1599518621113339904?s=20&amp;t=u8UwEU7OynoTdn_eJDt97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一張圖</text:p>
          </table:table-cell>
          <table:table-cell table:style-name="ce1" office:value-type="string" calcext:value-type="string">
            <text:p>https://twitter.com/skelinor_/status/1598741240501374977?s=20&amp;t=-N1h2xrHjyWC20UlJDUXQ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一張圖</text:p>
          </table:table-cell>
          <table:table-cell table:style-name="ce1" office:value-type="string" calcext:value-type="string">
            <text:p>https://twitter.com/WSBChairman/status/1556705136575238144?s=20&amp;t=-N1h2xrHjyWC20UlJDUXQ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一張圖</text:p>
          </table:table-cell>
          <table:table-cell table:style-name="ce1" office:value-type="string" calcext:value-type="string">
            <text:p>https://twitter.com/KongBTC/status/1590310410971799552?s=20&amp;t=-N1h2xrHjyWC20UlJDUXQ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文字</text:p>
          </table:table-cell>
          <table:table-cell table:style-name="ce1" office:value-type="string" calcext:value-type="string">
            <text:p>https://twitter.com/Shibtoken/status/1554290634026098688?s=20&amp;t=-N1h2xrHjyWC20UlJDUXQ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文字</text:p>
          </table:table-cell>
          <table:table-cell table:style-name="ce1" office:value-type="string" calcext:value-type="string">
            <text:p>https://twitter.com/CryptoGodJohn/status/1549912897815543808?s=20&amp;t=-N1h2xrHjyWC20UlJDUXQ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文字</text:p>
          </table:table-cell>
          <table:table-cell table:style-name="ce1" office:value-type="string" calcext:value-type="string">
            <text:p>https://twitter.com/michele_geraci/status/1597486411644825600?s=20&amp;t=-N1h2xrHjyWC20UlJDUXQ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文字</text:p>
          </table:table-cell>
          <table:table-cell table:style-name="ce1" office:value-type="string" calcext:value-type="string">
            <text:p>https://twitter.com/sabu2_u/status/1599552763708379137?s=20&amp;t=-N1h2xrHjyWC20UlJDUXQ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文字</text:p>
          </table:table-cell>
          <table:table-cell table:style-name="ce1" office:value-type="string" calcext:value-type="string">
            <text:p>https://twitter.com/sabu2_u/status/1599552763708379137?s=20&amp;t=-N1h2xrHjyWC20UlJDUXQ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文字</text:p>
          </table:table-cell>
          <table:table-cell table:style-name="ce1" office:value-type="string" calcext:value-type="string">
            <text:p>https://twitter.com/broadhurstbobb/status/1599601371409358848?s=20&amp;t=-N1h2xrHjyWC20UlJDUXQ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文字</text:p>
          </table:table-cell>
          <table:table-cell table:style-name="ce1" office:value-type="string" calcext:value-type="string">
            <text:p>https://twitter.com/Sassy_Hindu/status/1599575799652225025?s=20&amp;t=-N1h2xrHjyWC20UlJDUXQ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回覆</text:p>
          </table:table-cell>
          <table:table-cell table:style-name="ce1" office:value-type="string" calcext:value-type="string">
            <text:p>https://twitter.com/eskrimrasalemon/status/1599620778160721922?s=20&amp;t=Bmt2URhjX4NjBXJ4xk18b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回覆</text:p>
          </table:table-cell>
          <table:table-cell table:style-name="ce1" office:value-type="string" calcext:value-type="string">
            <text:p>https://twitter.com/SlushIsBack/status/1599541893314252800?s=20&amp;t=Bmt2URhjX4NjBXJ4xk18b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回覆</text:p>
          </table:table-cell>
          <table:table-cell table:style-name="ce1" office:value-type="string" calcext:value-type="string">
            <text:p>https://twitter.com/Peter27299543/status/1599602772554326017?s=20&amp;t=Bmt2URhjX4NjBXJ4xk18b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回覆</text:p>
          </table:table-cell>
          <table:table-cell table:style-name="ce1" office:value-type="string" calcext:value-type="string">
            <text:p>https://twitter.com/SDarshanPatel/status/1599617345273868288?s=20&amp;t=Bmt2URhjX4NjBXJ4xk18b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回覆</text:p>
          </table:table-cell>
          <table:table-cell table:style-name="ce1" office:value-type="string" calcext:value-type="string">
            <text:p>https://twitter.com/WJakeStateFarm/status/1599547492793978880?s=20&amp;t=u8UwEU7OynoTdn_eJDt97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回覆</text:p>
          </table:table-cell>
          <table:table-cell table:style-name="ce1" office:value-type="string" calcext:value-type="string">
            <text:p>https://twitter.com/skelinor_/status/1598741349913677824?s=20&amp;t=-N1h2xrHjyWC20UlJDUXQ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多張圖</text:p>
          </table:table-cell>
          <table:table-cell table:style-name="ce1" office:value-type="string" calcext:value-type="string">
            <text:p>https://twitter.com/OsmanBukari9/status/1599512881133150208?s=20&amp;t=yxK19EXcnARUTIrPz4tN2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多張圖</text:p>
          </table:table-cell>
          <table:table-cell table:style-name="ce1" office:value-type="string" calcext:value-type="string">
            <text:p>https://twitter.com/eskrimrasalemon/status/1599620768551555072?s=20&amp;t=Bmt2URhjX4NjBXJ4xk18b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多張圖</text:p>
          </table:table-cell>
          <table:table-cell table:style-name="ce1" office:value-type="string" calcext:value-type="string">
            <text:p>https://twitter.com/MarteauOlivier/status/1598203598860877825?s=20&amp;t=-N1h2xrHjyWC20UlJDUXQ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多張圖</text:p>
          </table:table-cell>
          <table:table-cell table:style-name="ce1" office:value-type="string" calcext:value-type="string">
            <text:p>https://twitter.com/fifaworldcup_pt/status/1599560160153808896?s=20&amp;t=yxK19EXcnARUTIrPz4tN2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多張圖</text:p>
          </table:table-cell>
          <table:table-cell table:style-name="ce1" office:value-type="string" calcext:value-type="string">
            <text:p>https://twitter.com/fifaworldcup_pt/status/1599532225862639616?s=20&amp;t=yxK19EXcnARUTIrPz4tN2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多張圖</text:p>
          </table:table-cell>
          <table:table-cell table:style-name="ce1" office:value-type="string" calcext:value-type="string">
            <text:p>https://twitter.com/FIFAWorldCup/status/1599503466501529600?s=20&amp;t=yxK19EXcnARUTIrPz4tN2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多張圖</text:p>
          </table:table-cell>
          <table:table-cell table:style-name="ce1" office:value-type="string" calcext:value-type="string">
            <text:p>https://twitter.com/mfckingoat/status/1598505046194671616?s=20&amp;t=Bmt2URhjX4NjBXJ4xk18b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轉貼</text:p>
          </table:table-cell>
          <table:table-cell table:style-name="ce1" office:value-type="string" calcext:value-type="string">
            <text:p>https://twitter.com/elonmusk/status/1562477813613047811?s=20&amp;t=-N1h2xrHjyWC20UlJDUXQ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轉貼</text:p>
          </table:table-cell>
          <table:table-cell table:style-name="ce1" office:value-type="string" calcext:value-type="string">
            <text:p>https://twitter.com/elonmusk/status/1554230257997209601?s=20&amp;t=-N1h2xrHjyWC20UlJDUXQ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轉貼</text:p>
          </table:table-cell>
          <table:table-cell table:style-name="ce1" office:value-type="string" calcext:value-type="string">
            <text:p>https://twitter.com/ThisIsKyleR/status/1599566956067442688?s=20&amp;t=-N1h2xrHjyWC20UlJDUXQ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轉貼</text:p>
          </table:table-cell>
          <table:table-cell table:style-name="ce1" office:value-type="string" calcext:value-type="string">
            <text:p>https://twitter.com/NowTeenEighty4/status/1599599732451483649?s=20&amp;t=-N1h2xrHjyWC20UlJDUXQ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轉貼</text:p>
          </table:table-cell>
          <table:table-cell table:style-name="ce1" office:value-type="string" calcext:value-type="string">
            <text:p>https://twitter.com/anespa3/status/1599650528064962561?s=20&amp;t=-N1h2xrHjyWC20UlJDUXQ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轉貼</text:p>
          </table:table-cell>
          <table:table-cell table:style-name="ce1" office:value-type="string" calcext:value-type="string">
            <text:p>https://twitter.com/AnarchoTerran/status/1599635017939812352?s=20&amp;t=-N1h2xrHjyWC20UlJDUXQ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轉貼</text:p>
          </table:table-cell>
          <table:table-cell table:style-name="ce1" office:value-type="string" calcext:value-type="string">
            <text:p>https://twitter.com/CeesCees72/status/1599678824215519232?s=20&amp;t=-N1h2xrHjyWC20UlJDUXQ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轉貼</text:p>
          </table:table-cell>
          <table:table-cell table:style-name="ce1" office:value-type="string" calcext:value-type="string">
            <text:p>https://twitter.com/999Timi_/status/1599672333303619584?s=20&amp;t=-N1h2xrHjyWC20UlJDUXQg</text:p>
          </table:table-cell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工作表1.A1:工作表1.B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  <style:font-face style:name="新細明體" svg:font-family="新細明體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新細明體" fo:font-family="新細明體" style:font-family-generic="swiss" fo:font-size="11pt" style:font-name-asian="新細明體" style:font-family-asian="新細明體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工作表1" style:display-name="PageStyle_工作表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5-06-05T18:19:34</meta:creation-date>
    <dc:date>2022-12-05T10:43:44</dc:date>
    <meta:generator>LibreOffice/7.3.7.2$Linux_X86_64 LibreOffice_project/30$Build-2</meta:generator>
    <meta:document-statistic meta:table-count="1" meta:cell-count="74" meta:object-count="0"/>
    <meta:user-defined meta:name="AppVersion">16.0300</meta:user-defined>
  </office:meta>
</office:document-meta>
</file>